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brary(ggplot2)</text:p>
      <text:p text:style-name="Standard"/>
      <text:p text:style-name="Standard">na_per_column = function(df){</text:p>
      <text:p text:style-name="Standard"><text:s text:c="2"/>apply(df,2,function(x){sum(is.na(x))})</text:p>
      <text:p text:style-name="Standard">}</text:p>
      <text:p text:style-name="Standard"/>
      <text:p text:style-name="Standard">#Aquecimento ----</text:p>
      <text:p text:style-name="Standard"/>
      <text:p text:style-name="Standard">#Conjunto de dados: age vs. claim</text:p>
      <text:p text:style-name="Standard">set.seed(12)</text:p>
      <text:p text:style-name="Standard">insurance = <text:s/>data.frame(</text:p>
      <text:p text:style-name="Standard"><text:s text:c="2"/>claim = c(rep(1, 20), rep(0, 20)),</text:p>
      <text:p text:style-name="Standard"><text:s text:c="2"/>age = c(rnorm(20, mean = 25, sd = 5), rnorm(20, mean = 37, sd = 7)))</text:p>
      <text:p text:style-name="Standard"/>
      <text:p text:style-name="Standard"># plot the insurance data</text:p>
      <text:p text:style-name="Standard">ggplot(data = insurance, aes(x = age, y = claim)) +</text:p>
      <text:p text:style-name="Standard"><text:s text:c="2"/>geom_point(color = 'black') + </text:p>
      <text:p text:style-name="Standard"><text:s text:c="2"/>theme_bw()</text:p>
      <text:p text:style-name="Standard"/>
      <text:p text:style-name="Standard">#regressão linear</text:p>
      <text:p text:style-name="Standard">lmmod = lm(claim ~ age, data = insurance)</text:p>
      <text:p text:style-name="Standard">#equacao da reta: ax + b</text:p>
      <text:p text:style-name="Standard">coef(lmmod)</text:p>
      <text:p text:style-name="Standard">a = coef(lmmod)[2]</text:p>
      <text:p text:style-name="Standard">b = coef(lmmod)[1]</text:p>
      <text:p text:style-name="Standard"/>
      <text:p text:style-name="Standard"># plot the data and the regression line</text:p>
      <text:p text:style-name="Standard">ggplot(data = insurance, aes(x = age, y = claim)) +</text:p>
      <text:p text:style-name="Standard"><text:s text:c="2"/>geom_point(color = 'grey50') + </text:p>
      <text:p text:style-name="Standard"><text:s text:c="2"/>geom_abline(intercept = b, slope = a, color = 'red') + </text:p>
      <text:p text:style-name="Standard"><text:s text:c="2"/>theme_bw()</text:p>
      <text:p text:style-name="Standard"/>
      <text:p text:style-name="Standard"/>
      <text:p text:style-name="Standard">#sigmoid function</text:p>
      <text:p text:style-name="Standard">sigmoid = function(x){ </text:p>
      <text:p text:style-name="Standard"><text:s text:c="2"/>1 / (1 + exp(-x)) </text:p>
      <text:p text:style-name="Standard">}</text:p>
      <text:p text:style-name="Standard">sigmoid(-10)</text:p>
      <text:p text:style-name="Standard">sigmoid(10)</text:p>
      <text:p text:style-name="Standard">sigmoid(-5:5)</text:p>
      <text:p text:style-name="Standard"/>
      <text:p text:style-name="Standard">df_sigmoid = data.frame(x = -5:5,</text:p>
      <text:p text:style-name="Standard"><text:s text:c="24"/>y = sigmoid(-5:5))</text:p>
      <text:p text:style-name="Standard">df_sigmoid</text:p>
      <text:p text:style-name="Standard"/>
      <text:p text:style-name="Standard">ggplot(df_sigmoid, aes(x = x, y = y)) + </text:p>
      <text:p text:style-name="Standard"><text:s text:c="2"/>geom_line(color = 'red', size = 0.3) + </text:p>
      <text:p text:style-name="Standard"><text:s text:c="2"/>theme_bw()</text:p>
      <text:p text:style-name="Standard"/>
      <text:p text:style-name="Standard"/>
      <text:p text:style-name="Standard"># regressao logistica</text:p>
      <text:p text:style-name="Standard">logmod = glm(claim ~ age, data = insurance, family = 'binomial')</text:p>
      <text:p text:style-name="Standard"><text:soft-page-break/>coef(logmod)</text:p>
      <text:p text:style-name="Standard">coef(lmmod)</text:p>
      <text:p text:style-name="Standard"/>
      <text:p text:style-name="Standard"># predicao no conjunto de treino (para visualizacao, apenas)</text:p>
      <text:p text:style-name="Standard">insurance$preds = predict(logmod, type = 'response')</text:p>
      <text:p text:style-name="Standard">insurance</text:p>
      <text:p text:style-name="Standard"/>
      <text:p text:style-name="Standard"/>
      <text:p text:style-name="Standard"># grafico dos resultados</text:p>
      <text:p text:style-name="Standard">ggplot(data = insurance, aes(x = age, y = claim)) + </text:p>
      <text:p text:style-name="Standard"><text:s text:c="2"/>geom_point() + </text:p>
      <text:p text:style-name="Standard"><text:s text:c="2"/>geom_line(aes(x = age, y = preds), color = 'blue', size = 1) + </text:p>
      <text:p text:style-name="Standard"><text:s text:c="2"/>geom_abline(intercept = b, slope = a, color = 'red', size = 1) +</text:p>
      <text:p text:style-name="Standard"><text:s text:c="2"/>theme_bw()</text:p>
      <text:p text:style-name="Standard"/>
      <text:p text:style-name="Standard"/>
      <text:p text:style-name="Standard"># Importar conjunto de dados ---- </text:p>
      <text:p text:style-name="Standard"># Titanic competition kernel</text:p>
      <text:p text:style-name="Standard"># https://www.kaggle.com/c/titanic</text:p>
      <text:p text:style-name="Standard"/>
      <text:p text:style-name="Standard">train = read.csv('~/data/fa084/titanic/train.csv')</text:p>
      <text:p text:style-name="Standard">test = read.csv('~/data/fa084/titanic/test_labelled.csv')</text:p>
      <text:p text:style-name="Standard"/>
      <text:p text:style-name="Standard">df = bind_rows(train,test)</text:p>
      <text:p text:style-name="Standard"/>
      <text:p text:style-name="Standard">dim(df)</text:p>
      <text:p text:style-name="Standard">head(df)</text:p>
      <text:p text:style-name="Standard"/>
      <text:p text:style-name="Standard">glimpse(df)</text:p>
      <text:p text:style-name="Standard">summary(df)</text:p>
      <text:p text:style-name="Standard"/>
      <text:p text:style-name="Standard">#Age tem muitos NA</text:p>
      <text:p text:style-name="Standard">sum(is.na(df$Age))</text:p>
      <text:p text:style-name="Standard"/>
      <text:p text:style-name="Standard">#podemos preencher com valores aleatórios</text:p>
      <text:p text:style-name="Standard">avg_age = round(mean(df$Age,na.rm = T))</text:p>
      <text:p text:style-name="Standard">sd_age = round(sd(df$Age,na.rm = T))</text:p>
      <text:p text:style-name="Standard"/>
      <text:p text:style-name="Standard">random_ages = sample(avg_age-sd_age:avg_age+sd_age,263,replace = TRUE)</text:p>
      <text:p text:style-name="Standard">df$Age[is.na(df$Age)] = random_ages</text:p>
      <text:p text:style-name="Standard">sum(is.na(df$Age))</text:p>
      <text:p text:style-name="Standard"/>
      <text:p text:style-name="Standard">#Substituir duas colunas parch e sibsp por has_family_member</text:p>
      <text:p text:style-name="Standard">table(df$SibSp)</text:p>
      <text:p text:style-name="Standard">table(df$Parch)</text:p>
      <text:p text:style-name="Standard">df$has_member = 0</text:p>
      <text:p text:style-name="Standard">df$has_member[df$SibSp &gt; 0 | df$Parch &gt; 0] = 1 </text:p>
      <text:p text:style-name="Standard">table(df$has_member)</text:p>
      <text:p text:style-name="Standard"/>
      <text:p text:style-name="Standard"/>
      <text:p text:style-name="Standard">#Substituir Sex (male ou female) por Person (male,female ou children)</text:p>
      <text:p text:style-name="Standard">table(df$Sex)</text:p>
      <text:p text:style-name="Standard"><text:soft-page-break/>df$person = 'female'</text:p>
      <text:p text:style-name="Standard">df$person[df$Sex == 'male'] = 'male'</text:p>
      <text:p text:style-name="Standard">table(df$person)</text:p>
      <text:p text:style-name="Standard">df$person[df$Age&lt;=16] = 'child'</text:p>
      <text:p text:style-name="Standard">table(df$person)</text:p>
      <text:p text:style-name="Standard"/>
      <text:p text:style-name="Standard">#variaveis dummy</text:p>
      <text:p text:style-name="Standard">table(df$Pclass)</text:p>
      <text:p text:style-name="Standard"/>
      <text:p text:style-name="Standard">#Pclass</text:p>
      <text:p text:style-name="Standard">df$pclass_1 = ifelse(df$Pclass==1,1,0)</text:p>
      <text:p text:style-name="Standard">df$pclass_2 = ifelse(df$Pclass==2,1,0)</text:p>
      <text:p text:style-name="Standard">df$pclass_3 = ifelse(df$Pclass==3,1,0)</text:p>
      <text:p text:style-name="Standard"/>
      <text:p text:style-name="Standard">#Person</text:p>
      <text:p text:style-name="Standard">df$child = ifelse(df$person=='child',1,0)</text:p>
      <text:p text:style-name="Standard">df$female = ifelse(df$person=='female',1,0)</text:p>
      <text:p text:style-name="Standard">df$male = ifelse(df$person=='male',1,0)</text:p>
      <text:p text:style-name="Standard"/>
      <text:p text:style-name="Standard"/>
      <text:p text:style-name="Standard"/>
      <text:p text:style-name="Standard">#check consistency</text:p>
      <text:p text:style-name="Standard">sum(df$pclass_1,df$pclass_2,df$pclass_3)</text:p>
      <text:p text:style-name="Standard">sum(df$male,df$female,df$child)</text:p>
      <text:p text:style-name="Standard"/>
      <text:p text:style-name="Standard">#remover colunas que nao usaremos com dplyr</text:p>
      <text:p text:style-name="Standard">mod = select(df,-c(Pclass,Name,Ticket,SibSp,Parch,Sex,Cabin,Embarked,person,pclass_3,male))</text:p>
      <text:p text:style-name="Standard"/>
      <text:p text:style-name="Standard">mod_train = mod[mod$PassengerId %in% train$PassengerId,]</text:p>
      <text:p text:style-name="Standard">mod_train = select(mod_train,-PassengerId)</text:p>
      <text:p text:style-name="Standard">mod_test = mod[mod$PassengerId %in% test$PassengerId,]</text:p>
      <text:p text:style-name="Standard">summary(mod_test)</text:p>
      <text:p text:style-name="Standard">mod_test = na.omit(mod_test)</text:p>
      <text:p text:style-name="Standard">real = mod_test$Survived</text:p>
      <text:p text:style-name="Standard">mod_test = select(mod_test,c(-PassengerId,-Survived))</text:p>
      <text:p text:style-name="Standard"/>
      <text:p text:style-name="Standard"/>
      <text:p text:style-name="Standard">lregmodel= glm(formula = Survived~.,mod_train,family = 'binomial')</text:p>
      <text:p text:style-name="Standard">coef(lregmodel)</text:p>
      <text:p text:style-name="Standard"/>
      <text:p text:style-name="Standard">probs = predict(lregmodel,mod_test,type = 'response')</text:p>
      <text:p text:style-name="Standard">preds = as.numeric(probs &gt;= 0.5)</text:p>
      <text:p text:style-name="Standard"/>
      <text:p text:style-name="Standard">conf_matrix = table(preds,real)</text:p>
      <text:p text:style-name="Standard">tpr = sum(preds == 1 &amp; real == 1)/sum(real == 1)</text:p>
      <text:p text:style-name="Standard">fpr = sum(preds == 1 &amp; real == 0)/sum(real == 0)</text:p>
      <text:p text:style-name="Standard"/>
      <text:p text:style-name="Standard">threshold = seq(0,0.9,0.1)</text:p>
      <text:p text:style-name="Standard">roc_data = data.frame(threshold,</text:p>
      <text:p text:style-name="Standard"><text:s text:c="22"/>tpr = NA,</text:p>
      <text:p text:style-name="Standard"><text:s text:c="22"/>fpr = NA)</text:p>
      <text:p text:style-name="Standard"/>
      <text:p text:style-name="Standard"><text:soft-page-break/></text:p>
      <text:p text:style-name="Standard">for(i in 1:nrow(roc_data)){</text:p>
      <text:p text:style-name="Standard"><text:s text:c="2"/>thresh = roc_data$threshold[i]</text:p>
      <text:p text:style-name="Standard"><text:s text:c="2"/>preds = as.numeric(probs &gt; thresh)</text:p>
      <text:p text:style-name="Standard"><text:s text:c="2"/>conf_matrix = table(preds,real)</text:p>
      <text:p text:style-name="Standard"><text:s text:c="2"/>roc_data$tpr[i] = sum(preds == 1 &amp; real == 1)/sum(real == 1)</text:p>
      <text:p text:style-name="Standard"><text:s text:c="2"/>roc_data$fpr[i] = sum(preds == 1 &amp; real == 0)/sum(real == 0)</text:p>
      <text:p text:style-name="Standard">}</text:p>
      <text:p text:style-name="Standard"/>
      <text:p text:style-name="Standard"/>
      <text:p text:style-name="Standard">plot(roc_data$fpr,roc_data$tpr,</text:p>
      <text:p text:style-name="Standard"><text:s text:c="5"/>ylim = c(0,1),xlim = c(0,1),</text:p>
      <text:p text:style-name="Standard"><text:s text:c="5"/>col='steelblue',pch=19)</text:p>
      <text:p text:style-name="Standard">abline(a = 0,b=1, </text:p>
      <text:p text:style-name="Standard"><text:s text:c="7"/>col = 'darkred', lwd = '2',lty='dashed')</text:p>
      <text:p text:style-name="Standard"/>
      <text:p text:style-name="Standard">ggplot(roc_data,aes(x=fpr,y=tpr)) + </text:p>
      <text:p text:style-name="Standard"><text:s text:c="2"/>geom_point(size=2,color = 'steelblue') +</text:p>
      <text:p text:style-name="Standard"><text:s text:c="2"/>geom_abline(slope = 1,intercept = 0,color = 'darkred',size = 1,linetype='dashed') +</text:p>
      <text:p text:style-name="Standard"><text:s text:c="2"/>xlim(c(0,1)) + ylim(c(0,1)) + theme_classic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1:44:48.039082185</meta:creation-date>
    <dc:date>2019-03-21T11:46:56.030791868</dc:date>
    <meta:editing-duration>PT2M9S</meta:editing-duration>
    <meta:editing-cycles>1</meta:editing-cycles>
    <meta:document-statistic meta:table-count="0" meta:image-count="0" meta:object-count="0" meta:page-count="4" meta:paragraph-count="131" meta:word-count="519" meta:character-count="4188" meta:non-whitespace-character-count="3654"/>
    <meta:generator>LibreOffice/6.2.1.2$Linux_X86_64 LibreOffice_project/fa33febaab1da9290dbe6ea4e22bb3a13e549cc4</meta:generator>
  </office:meta>
</office:document-meta>
</file>